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6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>
            <text:p>kuznia1_KNN_3_distanceAlgorithm_STATISTICS_Algorithms_MAGNETIC</text:p>
          </table:table-cell>
          <table:table-cell table:style-name="Default"/>
        </table:table-row>
        <table:table-row table:style-name="ro1">
          <table:table-cell office:value-type="string">
            <text:p>Średnia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DIAN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RCENTYL-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RCENTYL-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7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RCENTYL-9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kuznia1_KNN_3_distanceAlgorithm_STATISTICS_Algorithms_RSSI</text:p>
          </table:table-cell>
          <table:table-cell/>
        </table:table-row>
        <table:table-row table:style-name="ro1">
          <table:table-cell office:value-type="string">
            <text:p>Średnia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3:47:33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